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T24" style:parent-style-name="Tipodeletrapredefinidodoparágrafo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5" style:parent-style-name="Estilodedesenhopadrão" style:family="paragraph">
      <style:text-properties style:font-name="Times New Roman" style:font-name-complex="Times New Roman" fo:color="#000000"/>
    </style:style>
    <style:style style:name="P26" style:parent-style-name="Estilodedesenhopadrão" style:family="paragraph">
      <style:text-properties style:font-name="Times New Roman" style:font-name-complex="Times New Roman" fo:color="#000000"/>
    </style:style>
    <style:style style:name="P27" style:parent-style-name="Estilodedesenhopadrão" style:family="paragraph">
      <style:text-properties style:font-name="Times New Roman" style:font-name-complex="Times New Roman" fo:color="#000000"/>
    </style:style>
    <style:style style:name="P28" style:parent-style-name="Estilodedesenhopadrão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29" style:parent-style-name="Estilodedesenhopadrão" style:family="paragraph">
      <style:text-properties style:font-name="Times New Roman" style:font-name-complex="Times New Roman" fo:color="#000000"/>
    </style:style>
    <style:style style:name="P30" style:parent-style-name="Estilodedesenhopadrão" style:family="paragraph">
      <style:text-properties style:font-name="Times New Roman" style:font-name-complex="Times New Roman" fo:color="#000000"/>
    </style:style>
    <style:style style:name="P31" style:parent-style-name="Estilodedesenhopadrão" style:family="paragraph">
      <style:text-properties style:font-name="Times New Roman" style:font-name-complex="Times New Roman" fo:color="#000000"/>
    </style:style>
    <style:style style:name="P32" style:parent-style-name="Estilodedesenhopadrão" style:family="paragraph">
      <style:text-properties style:font-name="Times New Roman" style:font-name-complex="Times New Roman" fo:color="#000000"/>
    </style:style>
    <style:style style:name="P33" style:parent-style-name="Estilodedesenhopadrão" style:family="paragraph">
      <style:text-properties style:font-name="Times New Roman" style:font-name-complex="Times New Roman" fo:color="#000000"/>
    </style:style>
    <style:style style:name="P34" style:parent-style-name="Estilodedesenhopadrão" style:family="paragraph">
      <style:text-properties style:font-name="Times New Roman" style:font-name-complex="Times New Roman" fo:color="#000000"/>
    </style:style>
    <style:style style:name="P35" style:parent-style-name="Estilodedesenhopadrão" style:family="paragraph">
      <style:text-properties style:font-name="Times New Roman" style:font-name-complex="Times New Roman" fo:color="#000000"/>
    </style:style>
    <style:style style:name="P36" style:parent-style-name="Estilodedesenhopadrão" style:family="paragraph">
      <style:text-properties style:font-name="Times New Roman" style:font-name-complex="Times New Roman" fo:color="#000000"/>
    </style:style>
    <style:style style:name="P37" style:parent-style-name="Estilodedesenhopadrão" style:family="paragraph">
      <style:text-properties style:font-name="Times New Roman" style:font-name-complex="Times New Roman" fo:color="#000000"/>
    </style:style>
    <style:style style:name="P38" style:parent-style-name="Estilodedesenhopadrão" style:family="paragraph">
      <style:text-properties style:font-name="Times New Roman" style:font-name-complex="Times New Roman" fo:color="#000000"/>
    </style:style>
    <style:style style:name="P39" style:parent-style-name="Estilodedesenhopadrão" style:family="paragraph">
      <style:text-properties style:font-name="Times New Roman" style:font-name-complex="Times New Roman" fo:color="#000000"/>
    </style:style>
    <style:style style:name="P40" style:parent-style-name="Estilodedesenhopadrão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" style:parent-style-name="Estilodedesenhopadrão" style:family="paragraph">
      <style:text-properties style:font-name="Times New Roman" style:font-name-complex="Times New Roman" fo:color="#000000"/>
    </style:style>
    <style:style style:name="P42" style:parent-style-name="Estilodedesenhopadrão" style:family="paragraph">
      <style:text-properties style:font-name="Times New Roman" style:font-name-complex="Times New Roman" fo:color="#000000"/>
    </style:style>
    <style:style style:name="P43" style:parent-style-name="Estilodedesenhopadrão" style:family="paragraph">
      <style:text-properties style:font-name="Times New Roman" style:font-name-complex="Times New Roman" fo:color="#000000"/>
    </style:style>
    <style:style style:name="P44" style:parent-style-name="Estilodedesenhopadrão" style:family="paragraph">
      <style:text-properties style:font-name="Times New Roman" style:font-name-complex="Times New Roman" fo:color="#000000"/>
    </style:style>
    <style:style style:name="P45" style:parent-style-name="Standard" style:family="paragraph">
      <style:text-properties style:font-name="Times New Roman" style:font-name-asian="DejaVu Sans" style:font-name-complex="Times New Roman" fo:color="#000000"/>
    </style:style>
    <style:style style:name="P46" style:parent-style-name="Standard" style:family="paragraph">
      <style:text-properties style:font-name="Times New Roman" style:font-name-asian="DejaVu Sans" style:font-name-complex="Times New Roman" fo:color="#000000"/>
    </style:style>
    <style:style style:name="P47" style:parent-style-name="Standard" style:family="paragraph">
      <style:text-properties style:font-name="Times New Roman" style:font-name-asian="DejaVu Sans" style:font-name-complex="Times New Roman" fo:color="#000000"/>
    </style:style>
    <style:style style:name="P48" style:parent-style-name="Standard" style:family="paragraph">
      <style:text-properties style:font-name="Times New Roman" style:font-name-asian="DejaVu Sans" style:font-name-complex="Times New Roman" fo:color="#000000"/>
    </style:style>
    <style:style style:name="P49" style:parent-style-name="Standard" style:family="paragraph">
      <style:text-properties style:font-name="Times New Roman" style:font-name-asian="DejaVu Sans" style:font-name-complex="Times New Roman" fo:color="#000000"/>
    </style:style>
    <style:style style:name="P50" style:parent-style-name="Standard" style:family="paragraph">
      <style:text-properties style:font-name="Times New Roman" style:font-name-asian="DejaVu Sans" style:font-name-complex="Times New Roman" fo:color="#000000"/>
    </style:style>
    <style:style style:name="P51" style:parent-style-name="Standard" style:family="paragraph">
      <style:text-properties style:font-name="Times New Roman" style:font-name-asian="DejaVu Sans" style:font-name-complex="Times New Roman" fo:color="#000000"/>
    </style:style>
    <style:style style:name="P52" style:parent-style-name="Standard" style:family="paragraph">
      <style:text-properties style:font-name="Times New Roman" style:font-name-asian="DejaVu Sans" style:font-name-complex="Times New Roman" fo:color="#000000"/>
    </style:style>
    <style:style style:name="P53" style:parent-style-name="Standard" style:family="paragraph">
      <style:text-properties style:font-name="Times New Roman" style:font-name-asian="DejaVu Sans" style:font-name-complex="Times New Roman" fo:color="#000000"/>
    </style:style>
    <style:style style:name="P54" style:parent-style-name="Standard" style:family="paragraph">
      <style:text-properties style:font-name="Times New Roman" style:font-name-asian="DejaVu Sans" style:font-name-complex="Times New Roman" fo:color="#000000"/>
    </style:style>
    <style:style style:name="P55" style:parent-style-name="Standard" style:family="paragraph">
      <style:text-properties style:font-name="Times New Roman" style:font-name-asian="DejaVu Sans" style:font-name-complex="Times New Roman" fo:color="#000000"/>
    </style:style>
    <style:style style:name="P56" style:parent-style-name="Standard" style:family="paragraph">
      <style:text-properties style:font-name="Times New Roman" style:font-name-asian="DejaVu Sans" style:font-name-complex="Times New Roman" fo:color="#000000"/>
    </style:style>
    <style:style style:name="P57" style:parent-style-name="Standard" style:family="paragraph">
      <style:text-properties style:font-name="Times New Roman" style:font-name-asian="DejaVu Sans" style:font-name-complex="Times New Roman" fo:color="#000000"/>
    </style:style>
    <style:style style:name="P58" style:parent-style-name="Standard" style:family="paragraph">
      <style:text-properties style:font-name="Times New Roman" style:font-name-asian="DejaVu Sans" style:font-name-complex="Times New Roman" fo:color="#000000"/>
    </style:style>
    <style:style style:name="P59" style:parent-style-name="Standard" style:family="paragraph">
      <style:text-properties style:font-name="Times New Roman" style:font-name-asian="DejaVu Sans" style:font-name-complex="Times New Roman" fo:color="#000000"/>
    </style:style>
    <style:style style:name="P60" style:parent-style-name="Standard" style:family="paragraph">
      <style:text-properties style:font-name="Times New Roman" style:font-name-asian="DejaVu Sans" style:font-name-complex="Times New Roman" fo:color="#000000"/>
    </style:style>
    <style:style style:name="P61" style:parent-style-name="Standard" style:family="paragraph">
      <style:text-properties style:font-name="Times New Roman" style:font-name-asian="DejaVu Sans" style:font-name-complex="Times New Roman" fo:color="#000000"/>
    </style:style>
    <style:style style:name="P62" style:parent-style-name="Standard" style:family="paragraph">
      <style:text-properties style:font-name="Times New Roman" style:font-name-asian="DejaVu Sans" style:font-name-complex="Times New Roman" fo:color="#000000"/>
    </style:style>
    <style:style style:name="P63" style:parent-style-name="Standard" style:family="paragraph">
      <style:text-properties style:font-name="Times New Roman" style:font-name-asian="DejaVu Sans" style:font-name-complex="Times New Roman" fo:color="#000000"/>
    </style:style>
    <style:style style:name="P64" style:parent-style-name="Standard" style:family="paragraph">
      <style:text-properties style:font-name="Times New Roman" style:font-name-asian="DejaVu Sans" style:font-name-complex="Times New Roman" fo:color="#000000"/>
    </style:style>
    <style:style style:name="P65" style:parent-style-name="Standard" style:family="paragraph">
      <style:text-properties style:font-name="Times New Roman" style:font-name-asian="DejaVu Sans" style:font-name-complex="Times New Roman" fo:color="#000000"/>
    </style:style>
    <style:style style:name="P66" style:parent-style-name="Standard" style:family="paragraph">
      <style:text-properties style:font-name="Times New Roman" style:font-name-asian="DejaVu Sans" style:font-name-complex="Times New Roman" fo:color="#000000"/>
    </style:style>
    <style:style style:name="P67" style:parent-style-name="Standard" style:family="paragraph">
      <style:text-properties style:font-name="Times New Roman" style:font-name-asian="DejaVu Sans" style:font-name-complex="Times New Roman" fo:color="#000000"/>
    </style:style>
    <style:style style:name="P68" style:parent-style-name="Standard" style:family="paragraph">
      <style:text-properties style:font-name="Times New Roman" style:font-name-asian="DejaVu Sans" style:font-name-complex="Times New Roman" fo:color="#000000"/>
    </style:style>
    <style:style style:name="P69" style:parent-style-name="Standard" style:family="paragraph">
      <style:text-properties style:font-name="Times New Roman" style:font-name-asian="DejaVu Sans" style:font-name-complex="Times New Roman" fo:color="#000000"/>
    </style:style>
    <style:style style:name="P70" style:parent-style-name="Standard" style:family="paragraph">
      <style:text-properties style:font-name="Times New Roman" style:font-name-asian="DejaVu Sans" style:font-name-complex="Times New Roman" fo:color="#000000"/>
    </style:style>
    <style:style style:name="P71" style:parent-style-name="Standard" style:family="paragraph">
      <style:text-properties style:font-name="Times New Roman" style:font-name-asian="DejaVu Sans" style:font-name-complex="Times New Roman" fo:color="#000000"/>
    </style:style>
    <style:style style:name="P72" style:parent-style-name="Standard" style:family="paragraph">
      <style:text-properties style:font-name="Times New Roman" style:font-name-asian="DejaVu Sans" style:font-name-complex="Times New Roman" fo:color="#000000"/>
    </style:style>
    <style:style style:name="P73" style:parent-style-name="Standard" style:family="paragraph">
      <style:text-properties style:font-name="Times New Roman" style:font-name-asian="DejaVu Sans" style:font-name-complex="Times New Roman" fo:color="#000000"/>
    </style:style>
    <style:style style:name="P74" style:parent-style-name="Standard" style:family="paragraph">
      <style:text-properties style:font-name="Times New Roman" style:font-name-asian="DejaVu Sans" style:font-name-complex="Times New Roman" fo:color="#000000"/>
    </style:style>
    <style:style style:name="P75" style:parent-style-name="Standard" style:family="paragraph">
      <style:text-properties style:font-name="Times New Roman" style:font-name-asian="DejaVu Sans" style:font-name-complex="Times New Roman" fo:color="#000000"/>
    </style:style>
    <style:style style:name="P76" style:parent-style-name="Standard" style:family="paragraph">
      <style:text-properties style:font-name="Times New Roman" style:font-name-asian="DejaVu Sans" style:font-name-complex="Times New Roman" fo:color="#000000"/>
    </style:style>
    <style:style style:name="P77" style:parent-style-name="Standard" style:family="paragraph">
      <style:text-properties style:font-name="Times New Roman" style:font-name-asian="DejaVu Sans" style:font-name-complex="Times New Roman" fo:color="#000000"/>
    </style:style>
    <style:style style:name="P78" style:parent-style-name="Standard" style:family="paragraph">
      <style:text-properties style:font-name="Times New Roman" style:font-name-asian="DejaVu Sans" style:font-name-complex="Times New Roman" fo:color="#000000"/>
    </style:style>
    <style:style style:name="P79" style:parent-style-name="Standard" style:family="paragraph">
      <style:text-properties style:font-name="Times New Roman" style:font-name-asian="DejaVu Sans" style:font-name-complex="Times New Roman" fo:color="#000000"/>
    </style:style>
    <style:style style:name="P80" style:parent-style-name="Standard" style:family="paragraph">
      <style:text-properties style:font-name="Times New Roman" style:font-name-asian="DejaVu Sans" style:font-name-complex="Times New Roman" fo:color="#000000"/>
    </style:style>
    <style:style style:name="P81" style:parent-style-name="Standard" style:family="paragraph">
      <style:text-properties style:font-name="Times New Roman" style:font-name-asian="DejaVu Sans" style:font-name-complex="Times New Roman" fo:color="#000000"/>
    </style:style>
    <style:style style:name="P82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3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4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5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6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asian="DejaVu Sans" style:font-name-complex="Times New Roman" fo:color="#000000"/>
    </style:style>
    <style:style style:name="P113" style:parent-style-name="Estilodedesenhopadrão" style:family="paragraph">
      <style:text-properties style:font-name="Times New Roman" style:font-name-complex="Times New Roman" fo:color="#000000"/>
    </style:style>
  </office:automatic-styles>
  <office:body>
    <office:text text:use-soft-page-breaks="true">
      <text:p text:style-name="P1">Programa B, Semana 2</text:p>
      <text:p text:style-name="P2"/>
      <text:p text:style-name="P3">Requisito:</text:p>
      <text:p text:style-name="P4">Dado o andar inicial em que o rapaz está num prédio e o<text:s/>número<text:s/>de andares do prédio e o numero de movimento que esse rapaz faz no prédio, sabendo que se o movimento for o número 1 ele sobe um andar e se for -1 desce um andar descobrir o andar final.</text:p>
      <text:p text:style-name="P5"/>
      <text:p text:style-name="P6">Modelo de alto nível:</text:p>
      <text:p text:style-name="P7"/>
      <text:p text:style-name="P8">Passo 1:</text:p>
      <text:p text:style-name="P9"/>
      <text:p text:style-name="P10">Declaração de três variáveis inteiras: c_inicial (representa o andar inicial do elevador), a_andares (representa o número total de andares do prédio) e n_comandos (representa o número de comandos/movimentos que serão executados);</text:p>
      <text:p text:style-name="P11">Há ainda a declaração de uma variável inteira i que será usada como contador no loop.</text:p>
      <text:p text:style-name="P12"/>
      <text:p text:style-name="P13">Passo 2:</text:p>
      <text:p text:style-name="P14">Os seguintes scanfs tem propósitos específicos:</text:p>
      <text:p text:style-name="P15"/>
      <text:p text:style-name="P16">if (scanf("%d", &amp;c_inicial)){} : Lê o valor do andar inicial do elevador e armazena em c_inicial. O scanf retorna o número de elementos lidos, que está sendo ignorado nesse caso.</text:p>
      <text:p text:style-name="P17"/>
      <text:p text:style-name="P18">if (scanf("%d", &amp;a_andares)){} : Lê o número total de andares do prédio e armazena em a_andares.</text:p>
      <text:p text:style-name="P19"/>
      <text:p text:style-name="P20">if (scanf("%d", &amp;n_comandos)){} : Lê o número de comandos/movimentos e armazena em n_comandos.</text:p>
      <text:p text:style-name="P21"/>
      <text:p text:style-name="P22">Onde se obtem<text:s/>o andar inicial,<text:s/>o numero de andares do prédio,<text:s/>o numero de movimentos e o valor de cada movimento.</text:p>
      <text:p text:style-name="P23"/>
      <text:p text:style-name="Estilodedesenhopadrão"><text:span text:style-name="T24">Passo 3:</text:span></text:p>
      <text:p text:style-name="P25"/>
      <text:p text:style-name="P26">Declarar<text:s/>um<text:s/>array<text:s/>de inteiros chamado linha_movimentos com o tamanho n_comandos, para armazenar os comandos de movimento do elevador.</text:p>
      <text:p text:style-name="P27"/>
      <text:p text:style-name="P28">Passo 4:</text:p>
      <text:p text:style-name="P29"/>
      <text:p text:style-name="P30">Caso o movimento for 1 soma-se 1 ao valor do andar inicial a não ser que o andar inicial seja igual ao<text:s/>número<text:s/>de andares nesse caso não acontece nada</text:p>
      <text:p text:style-name="P31">Caso o movimento for -1 subtrai-se 1 ao valor do andar inicial a não ser que o andar seja igual a 0 nesse caso não acontece nada</text:p>
      <text:p text:style-name="P32"/>
      <text:p text:style-name="P33">Isto acontece através da utilização de<text:s/>um ciclo for para retirar um valor de cada vez do array e utilizar um if statement se for igual a 1 e diferente do<text:s/>número<text:s/><text:s/>de andares</text:p>
      <text:p text:style-name="P34"><text:s/><text:tab/>(Como?)</text:p>
      <text:p text:style-name="P35"><text:s/><text:tab/><text:s/>SE (linhas_de_movimentos == 1 &amp;&amp; andar_inicial != numero_andares)<text:s/><text:tab/><text:tab/>andar_inicial++;</text:p>
      <text:p text:style-name="P36"/>
      <text:p text:style-name="P37">Utilizar um ciclo for para retirar um valor de cada vez do array e utilizar um if statement se for igual a -1 e diferente de 0</text:p>
      <text:p text:style-name="P38"><text:tab/><text:s/>(Como?)</text:p>
      <text:soft-page-break/>
      <text:p text:style-name="P39"><text:s/><text:tab/><text:s/>SE (linhas_de_movimentos ==(-1) &amp;&amp; andar_inicial != 0)<text:s/><text:tab/><text:tab/><text:tab/><text:tab/>andar_inicial--;</text:p>
      <text:p text:style-name="P40">Passo 3:</text:p>
      <text:p text:style-name="P41">Exibir o andar final em que se encontra o rapaz</text:p>
      <text:p text:style-name="P42"/>
      <text:p text:style-name="P43">Cenários</text:p>
      <text:p text:style-name="P44"/>
      <text:p text:style-name="P45">Cenário#1 valido (input: <text:s/>3</text:p>
      <text:p text:style-name="P46"><text:s/><text:tab/><text:tab/><text:tab/><text:tab/><text:s text:c="4"/>5</text:p>
      <text:p text:style-name="P47"><text:tab/><text:tab/><text:tab/><text:tab/><text:s text:c="4"/>10</text:p>
      <text:p text:style-name="P48"><text:tab/><text:tab/><text:tab/><text:tab/><text:s text:c="4"/>1</text:p>
      <text:p text:style-name="P49"><text:tab/><text:tab/><text:tab/><text:tab/><text:s text:c="4"/>-1</text:p>
      <text:p text:style-name="P50"><text:tab/><text:tab/><text:tab/><text:tab/><text:s text:c="4"/>1</text:p>
      <text:p text:style-name="P51"><text:tab/><text:tab/><text:tab/><text:tab/><text:s text:c="4"/>1</text:p>
      <text:p text:style-name="P52"><text:tab/><text:tab/><text:tab/><text:tab/><text:s text:c="4"/>-1</text:p>
      <text:p text:style-name="P53"><text:tab/><text:tab/><text:tab/><text:tab/><text:s text:c="4"/>1</text:p>
      <text:p text:style-name="P54"><text:tab/><text:tab/><text:tab/><text:tab/><text:s text:c="4"/>1</text:p>
      <text:p text:style-name="P55"><text:s text:c="2"/><text:tab/><text:tab/><text:tab/><text:tab/><text:s text:c="4"/>1</text:p>
      <text:p text:style-name="P56"><text:s text:c="4"/><text:tab/><text:tab/><text:tab/><text:tab/><text:s text:c="4"/>1</text:p>
      <text:p text:style-name="P57"><text:tab/><text:tab/><text:tab/><text:tab/><text:s text:c="4"/>-1</text:p>
      <text:p text:style-name="P58"><text:s/><text:tab/><text:tab/><text:tab/>output: 4 )</text:p>
      <text:p text:style-name="P59"/>
      <text:p text:style-name="P60">Cenário#2 valido (input: 3</text:p>
      <text:p text:style-name="P61"><text:tab/><text:tab/><text:tab/><text:tab/><text:s text:c="3"/>5</text:p>
      <text:p text:style-name="P62"><text:tab/><text:tab/><text:tab/><text:tab/><text:s text:c="3"/>4</text:p>
      <text:p text:style-name="P63"><text:tab/><text:tab/><text:tab/><text:tab/><text:s text:c="3"/>1</text:p>
      <text:p text:style-name="P64"><text:s text:c="3"/><text:tab/><text:tab/><text:tab/><text:tab/><text:s text:c="3"/>1</text:p>
      <text:p text:style-name="P65"><text:tab/><text:tab/><text:tab/><text:tab/><text:s text:c="3"/>-1</text:p>
      <text:p text:style-name="P66"><text:tab/><text:tab/><text:tab/><text:tab/><text:s text:c="3"/>-1</text:p>
      <text:p text:style-name="P67"><text:tab/><text:tab/><text:tab/><text:s/>output: 3)</text:p>
      <text:p text:style-name="P68"/>
      <text:p text:style-name="P69">Cenário#3 valido (input: 2</text:p>
      <text:p text:style-name="P70"><text:tab/><text:tab/><text:tab/><text:tab/><text:s text:c="3"/>3</text:p>
      <text:p text:style-name="P71"><text:tab/><text:tab/><text:tab/><text:tab/><text:s text:c="3"/>6</text:p>
      <text:p text:style-name="P72"><text:tab/><text:tab/><text:tab/><text:tab/><text:s text:c="3"/>1</text:p>
      <text:p text:style-name="P73"><text:tab/><text:tab/><text:tab/><text:tab/><text:s text:c="3"/>1</text:p>
      <text:p text:style-name="P74"><text:tab/><text:tab/><text:tab/><text:tab/><text:s text:c="3"/>-1</text:p>
      <text:p text:style-name="P75"><text:tab/><text:tab/><text:tab/><text:tab/><text:s text:c="3"/>-1</text:p>
      <text:p text:style-name="P76"><text:tab/><text:tab/><text:tab/><text:tab/><text:s text:c="3"/>-1</text:p>
      <text:p text:style-name="P77"><text:tab/><text:tab/><text:tab/><text:tab/><text:s text:c="3"/>-1</text:p>
      <text:p text:style-name="P78"><text:tab/><text:tab/><text:tab/><text:tab/><text:s text:c="3"/>0</text:p>
      <text:p text:style-name="P79"><text:tab/><text:tab/><text:tab/><text:s/>output: 0)</text:p>
      <text:p text:style-name="P80"/>
      <text:p text:style-name="P81">Cenário#4 invalido (input: a b c d e f output erro)<text:line-break/>Cenário#5 invalido (input: 1.1 2.2 3.3 4.4 5.5 output erro)<text:line-break/>Cenário#6 invalido (input: ‘b’ output erro)<text:line-break/>Cenário#7 invalido (input: “queijo” <text:s/>output erro)</text:p>
      <text:p text:style-name="P82"/>
      <text:p text:style-name="P83"/>
      <text:p text:style-name="P84"/>
      <text:p text:style-name="P85"/>
      <text:soft-page-break/>
      <text:p text:style-name="P86">Código:</text:p>
      <text:p text:style-name="P87"/>
      <text:p text:style-name="P88">#include &lt;stdio.h&gt;</text:p>
      <text:p text:style-name="P89"/>
      <text:p text:style-name="P90">int main() {</text:p>
      <text:p text:style-name="P91">int c_inicial, a_andares, n_comandos;</text:p>
      <text:p text:style-name="P92">int i;</text:p>
      <text:p text:style-name="P93"/>
      <text:p text:style-name="P94">if(scanf("%d", &amp;c_inicial)){}</text:p>
      <text:p text:style-name="P95">if(scanf("%d",&amp;a_andares)){}</text:p>
      <text:p text:style-name="P96">if(scanf("%d",&amp;n_comandos)){}</text:p>
      <text:p text:style-name="P97"/>
      <text:p text:style-name="P98">int linha_movimentos[n_comandos];</text:p>
      <text:p text:style-name="P99"><text:s text:c="4"/></text:p>
      <text:p text:style-name="P100">for(i=0;i&lt;n_comandos;i++){</text:p>
      <text:p text:style-name="P101"><text:s text:c="4"/><text:tab/></text:p>
      <text:p text:style-name="P102">if (scanf("\n%d",&amp;linha_movimentos[i])){}</text:p>
      <text:p text:style-name="P103"><text:s text:c="4"/><text:tab/></text:p>
      <text:p text:style-name="P104">if (linha_movimentos[i] == 1 &amp;&amp; c_inicial != a_andares) c_inicial++;</text:p>
      <text:p text:style-name="P105"><text:s text:c="8"/></text:p>
      <text:p text:style-name="P106">if (linha_movimentos[i] == (-1) &amp;&amp; c_inicial != 0) c_inicial--;</text:p>
      <text:p text:style-name="P107">}</text:p>
      <text:p text:style-name="P108"><text:s text:c="2"/>printf("%d\n",c_inicial);</text:p>
      <text:p text:style-name="P109"><text:tab/>return 0;</text:p>
      <text:p text:style-name="P110">}</text:p>
      <text:p text:style-name="P111"><text:s text:c="8"/></text:p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stilodedesenhopadrão" style:display-name="Estilo de desenho padrão" style:family="paragraph">
      <style:text-properties style:font-name-asian="DejaVu Sans" style:font-name-complex="Liberation Serif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18T16:37:00Z</meta:creation-date>
    <dc:date>2023-05-16T16:57:00Z</dc:date>
    <meta:template xlink:href="Normal" xlink:type="simple"/>
    <meta:editing-cycles>15</meta:editing-cycles>
    <meta:editing-duration>PT15180S</meta:editing-duration>
    <meta:document-statistic meta:page-count="3" meta:paragraph-count="6" meta:word-count="512" meta:character-count="3276" meta:row-count="23" meta:non-whitespace-character-count="2770"/>
  </office:meta>
</office:document-meta>
</file>